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3dffa" officeooo:paragraph-rsid="0003dffa"/>
    </style:style>
    <style:style style:name="P2" style:family="paragraph" style:parent-style-name="Standard">
      <style:text-properties officeooo:rsid="0003dffa" officeooo:paragraph-rsid="00062265"/>
    </style:style>
    <style:style style:name="P3" style:family="paragraph" style:parent-style-name="Standard">
      <style:text-properties officeooo:rsid="0003dffa" officeooo:paragraph-rsid="000825fc"/>
    </style:style>
    <style:style style:name="P4" style:family="paragraph" style:parent-style-name="Standard">
      <style:text-properties officeooo:rsid="00079a90" officeooo:paragraph-rsid="00062265"/>
    </style:style>
    <style:style style:name="P5" style:family="paragraph" style:parent-style-name="Standard">
      <style:text-properties officeooo:rsid="00079a90" officeooo:paragraph-rsid="00079a90"/>
    </style:style>
    <style:style style:name="T1" style:family="text">
      <style:text-properties fo:font-variant="normal" fo:text-transform="none" style:use-window-font-color="true" loext:opacity="0%" style:font-name="inherit" fo:font-size="12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use-window-font-color="true" loext:opacity="0%" style:font-name="inherit" fo:font-size="12.75pt" fo:letter-spacing="normal" fo:font-style="normal" fo:font-weight="normal" officeooo:rsid="00062265" fo:background-color="transparent" loext:char-shading-value="0" style:font-name-asian="Noto Sans Mono CJK SC" style:font-name-complex="Liberation Mono" loext:padding="0cm" loext:border="none"/>
    </style:style>
    <style:style style:name="T3" style:family="text">
      <style:text-properties fo:font-variant="normal" fo:text-transform="none" style:use-window-font-color="true" loext:opacity="0%" style:font-name="inherit" fo:font-size="12.75pt" fo:letter-spacing="normal" fo:font-style="normal" fo:font-weight="normal" officeooo:rsid="000825fc" fo:background-color="transparent" loext:char-shading-value="0" style:font-name-asian="Noto Sans Mono CJK SC" style:font-name-complex="Liberation Mono" loext:padding="0cm" loext:border="none"/>
    </style:style>
    <style:style style:name="T4" style:family="text">
      <style:text-properties fo:font-variant="normal" fo:text-transform="none" style:use-window-font-color="true" loext:opacity="0%" style:font-name="inherit" fo:font-size="12.75pt" fo:letter-spacing="normal" fo:font-style="normal" fo:font-weight="normal" officeooo:rsid="00062265" fo:background-color="transparent" loext:char-shading-value="0" loext:padding="0cm" loext:border="none"/>
    </style:style>
    <style:style style:name="T5" style:family="text">
      <style:text-properties fo:font-variant="normal" fo:text-transform="none" style:use-window-font-color="true" loext:opacity="0%" style:font-name="inherit" fo:font-size="12.75pt" fo:letter-spacing="normal" fo:font-style="normal" fo:font-weight="normal" officeooo:rsid="000825fc" fo:background-color="transparent" loext:char-shading-value="0" loext:padding="0cm" loext:border="none"/>
    </style:style>
    <style:style style:name="T6" style:family="text">
      <style:text-properties style:use-window-font-color="true" loext:opacity="0%"/>
    </style:style>
    <style:style style:name="T7" style:family="text">
      <style:text-properties officeooo:rsid="00079a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GURAÇÃO INICIAL</text:p>
      <text:p text:style-name="P1"/>
      <text:p text:style-name="P1">Após a instalação e configuração de todo o ambiente de desenvolvimento, dou início à codificação.</text:p>
      <text:p text:style-name="P1"/>
      <text:p text:style-name="P1">O site oficial do React Native possui uma página com instruções para que se comece um projeto com o Expo. (<text:a xlink:type="simple" xlink:href="https://reactnative.dev/docs/environment-setup" text:style-name="Internet_20_link" text:visited-style-name="Visited_20_Internet_20_Link">https://reactnative.dev/docs/environment-setup</text:a>)</text:p>
      <text:p text:style-name="P1"/>
      <text:p text:style-name="P1">Então tudo começa no terminal com o comando<text:span text:style-name="T6"> </text:span><text:span text:style-name="Source_20_Text"><text:span text:style-name="T1">npx </text:span></text:span><text:a xlink:type="simple" xlink:href="mailto:create-expo-app@latest" text:style-name="Internet_20_link" text:visited-style-name="Visited_20_Internet_20_Link"><text:span text:style-name="Source_20_Text">create-expo-app@latest</text:span></text:a><text:span text:style-name="Source_20_Text"><text:span text:style-name="T1"> abcQuiz</text:span></text:span></text:p>
      <text:p text:style-name="P1"><text:span text:style-name="Source_20_Text"><text:span text:style-name="T1"/></text:span></text:p>
      <text:p text:style-name="P2"><text:span text:style-name="Source_20_Text"><text:span text:style-name="T4">A documentaç</text:span></text:span><text:span text:style-name="Source_20_Text"><text:span text:style-name="T2">ã</text:span></text:span><text:span text:style-name="Source_20_Text"><text:span text:style-name="T4">o do Expo sugere reiniciar o projeto com o comando npm run reset-project na raiz do projeto. (</text:span></text:span><text:a xlink:type="simple" xlink:href="https://docs.expo.dev/get-started/next-steps/" text:style-name="Internet_20_link" text:visited-style-name="Visited_20_Internet_20_Link"><text:span text:style-name="Source_20_Text">https://docs.expo.dev/get-started/next-steps/</text:span></text:a><text:span text:style-name="Source_20_Text"><text:span text:style-name="T4">)</text:span></text:span></text:p>
      <text:p text:style-name="P2"><text:span text:style-name="Source_20_Text"><text:span text:style-name="T4"/></text:span></text:p>
      <text:p text:style-name="P2"><text:span text:style-name="T7">Além de remover o código piloto, e</text:span>ste comando move os arquivos existentes em app para app-example <text:span text:style-name="T7">(que excluí também)</text:span> e cria um novo diretório app com <text:span text:style-name="T7">os arquivos </text:span>index.tsx <text:span text:style-name="T7">e _layout.tsx</text:span>.</text:p>
      <text:p text:style-name="P2"/>
      <text:p text:style-name="P5">Por último, excluo todos os arquivos contidos nas pastas fonts e images do diretório assets.</text:p>
      <text:p text:style-name="P5"/>
      <text:p text:style-name="P4"/>
      <text:p text:style-name="P3"><text:span text:style-name="Source_20_Text"><text:span text:style-name="T5">FONTES</text:span></text:span></text:p>
      <text:p text:style-name="P3"><text:span text:style-name="Source_20_Text"><text:span text:style-name="T5"/></text:span></text:p>
      <text:p text:style-name="P3"><text:span text:style-name="Source_20_Text"><text:span text:style-name="T5">Depois de adicionar os arquivos das fontes escolhidas para o app em assets/fonts, sigo as instruç</text:span></text:span><text:span text:style-name="Source_20_Text"><text:span text:style-name="T3">õ</text:span></text:span><text:span text:style-name="Source_20_Text"><text:span text:style-name="T5">es do Expo para que elas funcionem com todas as vers</text:span></text:span><text:span text:style-name="Source_20_Text"><text:span text:style-name="T3">õ</text:span></text:span><text:span text:style-name="Source_20_Text"><text:span text:style-name="T5">es do Expo SDK e Expo Go.</text:span></text:span></text:p>
      <text:p text:style-name="P3"><text:span text:style-name="Source_20_Text"><text:span text:style-name="T5"/></text:span></text:p>
      <text:p text:style-name="P3"><text:span text:style-name="Source_20_Text"><text:span text:style-name="T5">Ent</text:span></text:span><text:span text:style-name="Source_20_Text"><text:span text:style-name="T3">ão u</text:span></text:span><text:span text:style-name="Source_20_Text"><text:span text:style-name="T5">so o comando npx expo install expo-font expo-splash-screen para instalar essas bibliotecas e faço os ajustes necess</text:span></text:span><text:span text:style-name="Source_20_Text"><text:span text:style-name="T3">ários no arquivo _layout.tsx conforme a documentação Expo (https://docs.expo.dev/develop/user-interface/fonts/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4:45:57.475120649</meta:creation-date>
    <dc:date>2024-11-20T15:48:41.806051337</dc:date>
    <meta:editing-duration>PT9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73" meta:character-count="1196" meta:non-whitespace-character-count="1033"/>
  </office:meta>
</office:document-meta>
</file>